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4a02" officeooo:paragraph-rsid="001f4a0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4a02" officeooo:paragraph-rsid="001f4a02" style:font-weight-asian="bold" style:font-weight-complex="bold"/>
    </style:style>
    <style:style style:name="P3" style:family="paragraph" style:parent-style-name="Standard">
      <style:text-properties officeooo:rsid="001f77af" officeooo:paragraph-rsid="001f77af"/>
    </style:style>
    <style:style style:name="P4" style:family="paragraph" style:parent-style-name="Standard">
      <style:text-properties officeooo:rsid="00214db9" officeooo:paragraph-rsid="00216759"/>
    </style:style>
    <style:style style:name="P5" style:family="paragraph" style:parent-style-name="Standard">
      <style:text-properties officeooo:rsid="00216759" officeooo:paragraph-rsid="00216759"/>
    </style:style>
    <style:style style:name="P6" style:family="paragraph" style:parent-style-name="Standard">
      <style:text-properties officeooo:rsid="00216759" officeooo:paragraph-rsid="0021c751"/>
    </style:style>
    <style:style style:name="P7" style:family="paragraph" style:parent-style-name="Standard">
      <style:text-properties officeooo:rsid="0021c751" officeooo:paragraph-rsid="0021c751"/>
    </style:style>
    <style:style style:name="P8" style:family="paragraph" style:parent-style-name="Standard">
      <style:text-properties officeooo:rsid="0023c008" officeooo:paragraph-rsid="0023c008"/>
    </style:style>
    <style:style style:name="P9" style:family="paragraph" style:parent-style-name="Standard">
      <style:text-properties officeooo:rsid="0024b467" officeooo:paragraph-rsid="0024b467"/>
    </style:style>
    <style:style style:name="P10" style:family="paragraph" style:parent-style-name="Standard">
      <style:text-properties officeooo:rsid="0024b467" officeooo:paragraph-rsid="002716c3"/>
    </style:style>
    <style:style style:name="P11" style:family="paragraph" style:parent-style-name="Standard">
      <style:text-properties officeooo:rsid="002716c3" officeooo:paragraph-rsid="002716c3"/>
    </style:style>
    <style:style style:name="P12" style:family="paragraph" style:parent-style-name="Standard">
      <style:text-properties officeooo:rsid="00275791" officeooo:paragraph-rsid="00275791"/>
    </style:style>
    <style:style style:name="P13" style:family="paragraph" style:parent-style-name="Standard">
      <style:text-properties officeooo:rsid="00275791" officeooo:paragraph-rsid="002765da"/>
    </style:style>
    <style:style style:name="P14" style:family="paragraph" style:parent-style-name="Standard">
      <style:text-properties officeooo:rsid="002765da" officeooo:paragraph-rsid="002765da"/>
    </style:style>
    <style:style style:name="P15" style:family="paragraph" style:parent-style-name="Standard">
      <style:text-properties officeooo:rsid="002765da" officeooo:paragraph-rsid="00293517"/>
    </style:style>
    <style:style style:name="P16" style:family="paragraph" style:parent-style-name="Standard">
      <style:text-properties officeooo:rsid="00293517" officeooo:paragraph-rsid="00293517"/>
    </style:style>
    <style:style style:name="P17" style:family="paragraph" style:parent-style-name="Standard">
      <style:text-properties officeooo:rsid="00293517" officeooo:paragraph-rsid="0029e8b7"/>
    </style:style>
    <style:style style:name="P18" style:family="paragraph" style:parent-style-name="Standard">
      <style:text-properties officeooo:rsid="0029e8b7" officeooo:paragraph-rsid="0029e8b7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2b96a2" officeooo:paragraph-rsid="002b96a2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2d54f2" officeooo:paragraph-rsid="002d54f2" style:font-weight-asian="normal" style:font-weight-complex="normal"/>
    </style:style>
    <style:style style:name="T1" style:family="text">
      <style:text-properties officeooo:rsid="00216759"/>
    </style:style>
    <style:style style:name="T2" style:family="text">
      <style:text-properties officeooo:rsid="0021c751"/>
    </style:style>
    <style:style style:name="T3" style:family="text">
      <style:text-properties officeooo:rsid="002716c3"/>
    </style:style>
    <style:style style:name="T4" style:family="text">
      <style:text-properties officeooo:rsid="002765da"/>
    </style:style>
    <style:style style:name="T5" style:family="text">
      <style:text-properties officeooo:rsid="00293517"/>
    </style:style>
    <style:style style:name="T6" style:family="text">
      <style:text-properties officeooo:rsid="0029e8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ray Aptitude Questions</text:p>
      <text:p text:style-name="P1"/>
      <text:p text:style-name="P3">1)<text:tab/>main()</text:p>
      <text:p text:style-name="P3"><text:tab/>{</text:p>
      <text:p text:style-name="P3"><text:tab/>int a[4]={1,5};</text:p>
      <text:p text:style-name="P3"><text:tab/>printf("%d\n",a[3]);</text:p>
      <text:p text:style-name="P3"><text:tab/>}</text:p>
      <text:p text:style-name="P3"/>
      <text:p text:style-name="P4">2)<text:span text:style-name="T1"><text:tab/>int main()</text:span></text:p>
      <text:p text:style-name="P5"><text:tab/>{</text:p>
      <text:p text:style-name="P5"><text:tab/><text:tab/>int a[];</text:p>
      <text:p text:style-name="P5"><text:tab/><text:tab/>a[4] = {1,2,3,4}; </text:p>
      <text:p text:style-name="P5"><text:tab/><text:tab/>printf("%d", a[0]);</text:p>
      <text:p text:style-name="P5"><text:tab/>}</text:p>
      <text:p text:style-name="P5"/>
      <text:p text:style-name="P6">3)<text:span text:style-name="T2"><text:tab/>int main()</text:span></text:p>
      <text:p text:style-name="P7"><text:tab/>{</text:p>
      <text:p text:style-name="P7"><text:tab/><text:tab/>int a[] = {1,2,3,4}; </text:p>
      <text:p text:style-name="P7"><text:tab/><text:tab/>int b[4] = {5,6,7,8};</text:p>
      <text:p text:style-name="P7"><text:tab/><text:tab/>printf("%d,%d", a[0], b[0]);</text:p>
      <text:p text:style-name="P7"><text:tab/>}</text:p>
      <text:p text:style-name="P7"/>
      <text:p text:style-name="P7">4)<text:tab/>int main() </text:p>
      <text:p text:style-name="P7"><text:tab/>{ </text:p>
      <text:p text:style-name="P7"><text:tab/><text:tab/>char grade[] = {'A','B','C'};</text:p>
      <text:p text:style-name="P7"><text:tab/><text:tab/>printf("GRADE=%c, ", *grade); </text:p>
      <text:p text:style-name="P7"><text:tab/><text:tab/>printf("GRADE=%d", grade); </text:p>
      <text:p text:style-name="P7"><text:tab/>}</text:p>
      <text:p text:style-name="P7"/>
      <text:p text:style-name="P7">5)<text:tab/>int main() </text:p>
      <text:p text:style-name="P7"><text:tab/>{ </text:p>
      <text:p text:style-name="P7"><text:tab/><text:tab/>char grade[] = {'A','B','C'};</text:p>
      <text:p text:style-name="P7"><text:tab/><text:tab/>printf("GRADE=%d, ", *grade);</text:p>
      <text:p text:style-name="P7"><text:tab/><text:tab/>printf("GRADE=%d", grade[0]); </text:p>
      <text:p text:style-name="P7"><text:tab/>}</text:p>
      <text:p text:style-name="P7"/>
      <text:p text:style-name="P7">6)<text:tab/>int main() </text:p>
      <text:p text:style-name="P7"><text:tab/>{ float marks[3] = {90.5, 92.5, 96.5}; </text:p>
      <text:p text:style-name="P7"><text:tab/><text:tab/>int a=0;</text:p>
      <text:p text:style-name="P7"><text:tab/><text:tab/>while(a&lt;3)</text:p>
      <text:p text:style-name="P7"><text:tab/><text:tab/>{ </text:p>
      <text:p text:style-name="P7"><text:tab/><text:tab/><text:tab/>printf("%.2f,", marks[a]); a++; </text:p>
      <text:p text:style-name="P7"><text:tab/><text:tab/>} </text:p>
      <text:p text:style-name="P7"><text:tab/>}</text:p>
      <text:p text:style-name="P7"/>
      <text:p text:style-name="P7"/>
      <text:p text:style-name="P7"/>
      <text:p text:style-name="P7"/>
      <text:p text:style-name="P7"/>
      <text:p text:style-name="P7"><text:soft-page-break/>7)<text:tab/>int main() </text:p>
      <text:p text:style-name="P7"><text:tab/>{ </text:p>
      <text:p text:style-name="P7"><text:tab/><text:tab/>int a[3] = {10,12,14};</text:p>
      <text:p text:style-name="P7"><text:tab/><text:tab/>a[1]=20; </text:p>
      <text:p text:style-name="P7"><text:tab/><text:tab/>int i=0; </text:p>
      <text:p text:style-name="P7"><text:tab/><text:tab/>while(i&lt;3)</text:p>
      <text:p text:style-name="P7"><text:tab/><text:tab/>{</text:p>
      <text:p text:style-name="P7"><text:tab/><text:tab/><text:tab/>printf("%d ", a[i]); i++;</text:p>
      <text:p text:style-name="P7"><text:tab/><text:tab/>}</text:p>
      <text:p text:style-name="P7"><text:tab/>}</text:p>
      <text:p text:style-name="P7"/>
      <text:p text:style-name="P7">8)<text:tab/>int main() </text:p>
      <text:p text:style-name="P7"><text:tab/>{ </text:p>
      <text:p text:style-name="P7"><text:tab/><text:tab/>int a[3] = {10,12,14};</text:p>
      <text:p text:style-name="P7"><text:tab/><text:tab/>int i=0; while(i&lt;3) </text:p>
      <text:p text:style-name="P7"><text:tab/><text:tab/>{ </text:p>
      <text:p text:style-name="P7"><text:tab/><text:tab/><text:tab/>printf("%d ", i[a]);</text:p>
      <text:p text:style-name="P7"><text:tab/><text:tab/><text:tab/>i++;</text:p>
      <text:p text:style-name="P7"><text:tab/><text:tab/>}</text:p>
      <text:p text:style-name="P7"><text:tab/>}</text:p>
      <text:p text:style-name="P7"/>
      <text:p text:style-name="P7">9)<text:tab/>int main()</text:p>
      <text:p text:style-name="P7"><text:tab/>{</text:p>
      <text:p text:style-name="P7"><text:tab/><text:tab/>int a[3] = {20,30,40};</text:p>
      <text:p text:style-name="P7"><text:tab/><text:tab/>a[0]++;</text:p>
      <text:p text:style-name="P7"><text:tab/><text:tab/>int i=0; </text:p>
      <text:p text:style-name="P7"><text:tab/><text:tab/>while(i&lt;3)</text:p>
      <text:p text:style-name="P7"><text:tab/><text:tab/>{ printf("%d ", i[a]); </text:p>
      <text:p text:style-name="P7"><text:tab/><text:tab/><text:tab/>i++;</text:p>
      <text:p text:style-name="P7"><text:tab/><text:tab/>}</text:p>
      <text:p text:style-name="P7"><text:tab/>}</text:p>
      <text:p text:style-name="P7"/>
      <text:p text:style-name="P7">10)<text:tab/>int main()</text:p>
      <text:p text:style-name="P7"><text:tab/>{ </text:p>
      <text:p text:style-name="P7"><text:tab/><text:tab/>int a[3] = {20,30,40}; </text:p>
      <text:p text:style-name="P7"><text:tab/><text:tab/>int b[3]; </text:p>
      <text:p text:style-name="P7"><text:tab/><text:tab/>b=a; </text:p>
      <text:p text:style-name="P7"><text:tab/><text:tab/>printf("%d", b[0]); </text:p>
      <text:p text:style-name="P7"><text:tab/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11)<text:tab/>int main()</text:p>
      <text:p text:style-name="P7"><text:tab/>{</text:p>
      <text:p text:style-name="P7"><text:tab/> <text:s text:c="3"/>int a[5] = {5, 1, 15, 20, 25};</text:p>
      <text:p text:style-name="P7"><text:tab/> <text:s text:c="3"/>int i, j, m;</text:p>
      <text:p text:style-name="P7"><text:tab/> <text:s text:c="3"/>i = ++a[1];</text:p>
      <text:p text:style-name="P7"><text:tab/> <text:s text:c="3"/>j = a[1]++;</text:p>
      <text:p text:style-name="P7"><text:tab/> <text:s text:c="3"/>m = a[i++];</text:p>
      <text:p text:style-name="P7"><text:tab/> <text:s text:c="3"/>printf("%d, %d, %d", i, j, m);</text:p>
      <text:p text:style-name="P7"><text:tab/> <text:s text:c="3"/>return 0;</text:p>
      <text:p text:style-name="P7"><text:tab/>}</text:p>
      <text:p text:style-name="P7"/>
      <text:p text:style-name="P8">12)<text:tab/>int main()</text:p>
      <text:p text:style-name="P8"><text:tab/>{</text:p>
      <text:p text:style-name="P8"><text:tab/> <text:s text:c="3"/>int arr[1]={10};</text:p>
      <text:p text:style-name="P8"><text:tab/> <text:s text:c="3"/>printf("%d\n", 0[arr]);</text:p>
      <text:p text:style-name="P8"><text:tab/> <text:s text:c="3"/>return 0;</text:p>
      <text:p text:style-name="P8"><text:tab/>}</text:p>
      <text:p text:style-name="P8"/>
      <text:p text:style-name="P8">13)<text:tab/>int main()</text:p>
      <text:p text:style-name="P8"><text:tab/>{</text:p>
      <text:p text:style-name="P8"><text:tab/> <text:s text:c="3"/>int arr[] = {12, 14, 15, 23, 45};</text:p>
      <text:p text:style-name="P8"><text:tab/> <text:s text:c="3"/>printf("%u, %u\n", arr, &amp;arr);</text:p>
      <text:p text:style-name="P8"><text:tab/> <text:s text:c="3"/>return 0;</text:p>
      <text:p text:style-name="P8"><text:tab/>}</text:p>
      <text:p text:style-name="P8"/>
      <text:p text:style-name="P8">14)<text:tab/>int main()</text:p>
      <text:p text:style-name="P8"><text:tab/>{</text:p>
      <text:p text:style-name="P8"><text:tab/> <text:s text:c="3"/>float arr[] = {12.4, 2.3, 4.5, 6.7};</text:p>
      <text:p text:style-name="P8"><text:tab/> <text:s text:c="3"/>printf("%d\n", sizeof(arr)/sizeof(arr[0]));</text:p>
      <text:p text:style-name="P8"><text:tab/> <text:s text:c="3"/>return 0;</text:p>
      <text:p text:style-name="P8"><text:tab/>}</text:p>
      <text:p text:style-name="P8"/>
      <text:p text:style-name="P8">15)<text:tab/>int main()</text:p>
      <text:p text:style-name="P8"><text:tab/>{</text:p>
      <text:p text:style-name="P8"><text:tab/> <text:s text:c="3"/>int arr[]={2, 3, 4, 1, 6};</text:p>
      <text:p text:style-name="P8"><text:tab/> <text:s text:c="3"/>printf("%u, %u, %u\n", arr, &amp;arr[0], &amp;arr);</text:p>
      <text:p text:style-name="P8"><text:tab/> <text:s text:c="3"/>return 0;</text:p>
      <text:p text:style-name="P8"><text:tab/>}</text:p>
      <text:p text:style-name="P8"/>
      <text:p text:style-name="P8">16)<text:tab/>int main()</text:p>
      <text:p text:style-name="P8"><text:tab/>{</text:p>
      <text:p text:style-name="P8"><text:tab/> <text:s text:c="3"/>int i;</text:p>
      <text:p text:style-name="P8"><text:tab/> <text:s text:c="3"/>int arr[5] = {1};</text:p>
      <text:p text:style-name="P8"><text:tab/> <text:s text:c="3"/>for (i = 0; i &lt; 5; i++)</text:p>
      <text:p text:style-name="P8"><text:tab/><text:tab/>printf("%d ", arr[i]);</text:p>
      <text:p text:style-name="P8"><text:tab/> <text:s text:c="3"/>return 0;</text:p>
      <text:p text:style-name="P8"><text:tab/>}</text:p>
      <text:p text:style-name="P8"/>
      <text:p text:style-name="P8"/>
      <text:p text:style-name="P8"><text:soft-page-break/>17)<text:tab/>int main()</text:p>
      <text:p text:style-name="P8"><text:tab/>{</text:p>
      <text:p text:style-name="P8"><text:tab/><text:tab/>int i = 0;</text:p>
      <text:p text:style-name="P8"><text:tab/><text:tab/>printf("Hello"); </text:p>
      <text:p text:style-name="P8"><text:tab/><text:tab/>char s[4] = {'\b', '\t', '\r', '\n'};</text:p>
      <text:p text:style-name="P8"><text:tab/><text:tab/>for(i = 0;i&lt;4;i++){</text:p>
      <text:p text:style-name="P8"><text:tab/><text:tab/>printf("%c", s[i]);<text:tab/></text:p>
      <text:p text:style-name="P8"><text:tab/>}</text:p>
      <text:p text:style-name="P8"/>
      <text:p text:style-name="P8">18)<text:tab/>int main()</text:p>
      <text:p text:style-name="P8"><text:tab/>{</text:p>
      <text:p text:style-name="P8"><text:tab/><text:tab/>int i = 0;</text:p>
      <text:p text:style-name="P8"><text:tab/><text:tab/>char s[4] = {'\0', '\0', '\0', '\0'};</text:p>
      <text:p text:style-name="P8"><text:tab/><text:tab/>for(i = 0;i&lt;4;i++)</text:p>
      <text:p text:style-name="P8"><text:tab/><text:tab/>{</text:p>
      <text:p text:style-name="P8"><text:tab/><text:tab/><text:tab/>printf("%c", s[i]);<text:tab/></text:p>
      <text:p text:style-name="P8"><text:tab/><text:tab/>}</text:p>
      <text:p text:style-name="P8"><text:tab/><text:tab/><text:tab/>printf("jo");</text:p>
      <text:p text:style-name="P8"><text:tab/><text:tab/>return 0;</text:p>
      <text:p text:style-name="P8"><text:tab/>}</text:p>
      <text:p text:style-name="P8"/>
      <text:p text:style-name="P8">19)<text:tab/>int main()</text:p>
      <text:p text:style-name="P8"><text:tab/>{</text:p>
      <text:p text:style-name="P8"><text:tab/><text:tab/>int arr[2] = {1, 2, 3, 4, 5};</text:p>
      <text:p text:style-name="P8"><text:tab/><text:tab/>printf("%d", arr[3]);</text:p>
      <text:p text:style-name="P8"><text:tab/><text:tab/>return 0;</text:p>
      <text:p text:style-name="P8"><text:tab/>}</text:p>
      <text:p text:style-name="P8"/>
      <text:p text:style-name="P8">20)<text:tab/>main()</text:p>
      <text:p text:style-name="P8"><text:tab/>{</text:p>
      <text:p text:style-name="P8"><text:tab/><text:tab/>int a, b, c;<text:tab/></text:p>
      <text:p text:style-name="P8"><text:tab/><text:tab/>int arr[5] = {1, 2, 3, 25, 7};</text:p>
      <text:p text:style-name="P8"><text:tab/><text:tab/>a = ++arr[1];</text:p>
      <text:p text:style-name="P8"><text:tab/><text:tab/>b = arr[1]++;</text:p>
      <text:p text:style-name="P8"><text:tab/><text:tab/>c = arr[a++];</text:p>
      <text:p text:style-name="P8"><text:tab/><text:tab/>printf("%d %d %d\n", a, b, c);</text:p>
      <text:p text:style-name="P8"><text:tab/><text:tab/>return 0;</text:p>
      <text:p text:style-name="P8"><text:tab/>}</text:p>
      <text:p text:style-name="P8"/>
      <text:p text:style-name="P8">21)<text:tab/>int main()</text:p>
      <text:p text:style-name="P8"><text:tab/>{</text:p>
      <text:p text:style-name="P8"><text:tab/><text:tab/>int arr[10];<text:tab/></text:p>
      <text:p text:style-name="P8"><text:tab/><text:tab/>arr[15]=200;<text:tab/></text:p>
      <text:p text:style-name="P8"><text:tab/><text:tab/>printf("%d",arr[15]);</text:p>
      <text:p text:style-name="P8"><text:tab/><text:tab/>return 0;</text:p>
      <text:p text:style-name="P8"><text:tab/>}</text:p>
      <text:p text:style-name="P8"/>
      <text:p text:style-name="P8"/>
      <text:p text:style-name="P8"/>
      <text:p text:style-name="P8"><text:soft-page-break/>22)<text:tab/>int main()</text:p>
      <text:p text:style-name="P8"><text:tab/>{</text:p>
      <text:p text:style-name="P8"><text:tab/><text:tab/>int arr[10];<text:tab/></text:p>
      <text:p text:style-name="P8"><text:tab/><text:tab/>arr[15]=200;<text:tab/></text:p>
      <text:p text:style-name="P8"><text:tab/><text:tab/>printf("%d",arr[15]);</text:p>
      <text:p text:style-name="P8"><text:tab/><text:tab/>return 0;</text:p>
      <text:p text:style-name="P8"><text:tab/>}</text:p>
      <text:p text:style-name="P8"/>
      <text:p text:style-name="P8">23)<text:tab/>int main()</text:p>
      <text:p text:style-name="P8"><text:tab/>{</text:p>
      <text:p text:style-name="P8"><text:tab/><text:tab/>int arr[8];</text:p>
      <text:p text:style-name="P8"><text:tab/><text:tab/>int n=0;</text:p>
      <text:p text:style-name="P8"><text:tab/><text:tab/>while(n&lt;8)</text:p>
      <text:p text:style-name="P8"><text:tab/><text:tab/>{</text:p>
      <text:p text:style-name="P8"><text:tab/><text:tab/><text:tab/>arr[n]=++n;</text:p>
      <text:p text:style-name="P8"><text:tab/><text:tab/>}</text:p>
      <text:p text:style-name="P8"><text:tab/><text:tab/>for(n=0; n&lt;8; n++)</text:p>
      <text:p text:style-name="P8"><text:tab/><text:tab/>{</text:p>
      <text:p text:style-name="P8"><text:tab/><text:tab/><text:tab/>printf("%d, ",arr[n]);</text:p>
      <text:p text:style-name="P8"><text:tab/><text:tab/>}</text:p>
      <text:p text:style-name="P8"><text:tab/><text:tab/>return 0;</text:p>
      <text:p text:style-name="P8"><text:tab/>}</text:p>
      <text:p text:style-name="P8"/>
      <text:p text:style-name="P8">24)<text:tab/>int main()</text:p>
      <text:p text:style-name="P8"><text:tab/>{</text:p>
      <text:p text:style-name="P8"><text:tab/><text:tab/>char arr[]={ 'A', 'B', 'c', 'd', 'E', 'f' };</text:p>
      <text:p text:style-name="P8"><text:tab/><text:tab/>int size=sizeof(arr)/sizeof(arr[0]);</text:p>
      <text:p text:style-name="P8"><text:tab/><text:tab/>printf("%d\n", size);</text:p>
      <text:p text:style-name="P8"><text:tab/><text:tab/>return 0;</text:p>
      <text:p text:style-name="P8"><text:tab/>}</text:p>
      <text:p text:style-name="P8"/>
      <text:p text:style-name="P8">25)<text:tab/>int main(void)</text:p>
      <text:p text:style-name="P8"><text:tab/>{</text:p>
      <text:p text:style-name="P8"><text:tab/><text:tab/>int arr[5] = { 10, 20, 30, 50, 70 };</text:p>
      <text:p text:style-name="P8"><text:tab/><text:tab/>int *ptr = (&amp;arr + 1);</text:p>
      <text:p text:style-name="P8"><text:tab/><text:tab/>printf("%d %d\n", *(arr + 2), *(ptr - 2));</text:p>
      <text:p text:style-name="P8"><text:tab/><text:tab/>return 0;</text:p>
      <text:p text:style-name="P8"><text:tab/>}</text:p>
      <text:p text:style-name="P8"/>
      <text:p text:style-name="P8">26)<text:tab/>int main()</text:p>
      <text:p text:style-name="P8"><text:tab/>{</text:p>
      <text:p text:style-name="P8"><text:tab/><text:tab/>char temp;</text:p>
      <text:p text:style-name="P8"><text:tab/><text:tab/>char arr[10] = {1, 2, 3, 4, 5, 6, 9, 8};</text:p>
      <text:p text:style-name="P8"><text:tab/><text:tab/>temp = (arr + 1)[2];</text:p>
      <text:p text:style-name="P8"><text:tab/><text:tab/>printf("%d\n", temp);</text:p>
      <text:p text:style-name="P8"><text:tab/><text:tab/>return 0;</text:p>
      <text:p text:style-name="P8"><text:tab/>}</text:p>
      <text:p text:style-name="P8"/>
      <text:p text:style-name="P8"/>
      <text:p text:style-name="P8"><text:soft-page-break/>27)<text:tab/>int main() <text:s/></text:p>
      <text:p text:style-name="P8"><text:tab/>{ <text:s text:c="2"/></text:p>
      <text:p text:style-name="P8"><text:tab/> <text:s text:c="3"/>char x[]="vectorindia", y[]="vectorindia"; <text:s/></text:p>
      <text:p text:style-name="P8"><text:tab/> <text:s text:c="3"/>if(x==y){ <text:s/></text:p>
      <text:p text:style-name="P8"><text:tab/> <text:s text:c="4"/>printf("Strings are Equal"); <text:s/></text:p>
      <text:p text:style-name="P8"><text:tab/> <text:s text:c="3"/>}</text:p>
      <text:p text:style-name="P8"><text:tab/><text:tab/>printf("hi"); <text:s/></text:p>
      <text:p text:style-name="P8"><text:tab/>} <text:s/></text:p>
      <text:p text:style-name="P8"/>
      <text:p text:style-name="P8">28)<text:tab/>int main(){ <text:s text:c="2"/></text:p>
      <text:p text:style-name="P8"><text:tab/> <text:s text:c="2"/>char x[] = "Hi\0Hello"; <text:s/></text:p>
      <text:p text:style-name="P8"><text:tab/> <text:s text:c="2"/>printf("%d %d", strlen(x), sizeof(x)); <text:s/></text:p>
      <text:p text:style-name="P8"><text:tab/>} <text:s/></text:p>
      <text:p text:style-name="P8"/>
      <text:p text:style-name="P8">29)<text:tab/>int main(){ <text:s text:c="2"/></text:p>
      <text:p text:style-name="P8"><text:tab/> <text:s text:c="2"/>int x[] = {100, 200, 300}; <text:s text:c="4"/></text:p>
      <text:p text:style-name="P8"><text:tab/> <text:s text:c="2"/>printf("%d", *x +1); <text:s/></text:p>
      <text:p text:style-name="P8"><text:tab/>} <text:s/></text:p>
      <text:p text:style-name="P8"/>
      <text:p text:style-name="P8">30)<text:tab/>int main()</text:p>
      <text:p text:style-name="P8"><text:tab/>{</text:p>
      <text:p text:style-name="P8"><text:tab/>char a[] = "C++"; <text:s/></text:p>
      <text:p text:style-name="P8"><text:tab/> <text:s text:c="2"/>printf("%s ",a); <text:s/></text:p>
      <text:p text:style-name="P8"><text:tab/> <text:s text:c="2"/>a++; <text:s/></text:p>
      <text:p text:style-name="P8"><text:tab/> <text:s text:c="2"/>printf("%s",a); <text:s/></text:p>
      <text:p text:style-name="P8"><text:tab/>} <text:s/></text:p>
      <text:p text:style-name="P8"/>
      <text:p text:style-name="P9">31)<text:tab/>Are the expression &amp;arr and arr different for an array of 15 integers?</text:p>
      <text:p text:style-name="P9"><text:tab/>a)Yes</text:p>
      <text:p text:style-name="P9"><text:s text:c="4"/><text:tab/>b)No</text:p>
      <text:p text:style-name="P9"/>
      <text:p text:style-name="P10">32)<text:span text:style-name="T3"><text:tab/>int main()</text:span></text:p>
      <text:p text:style-name="P11"><text:tab/>{</text:p>
      <text:p text:style-name="P11"><text:tab/>int a[] = "C++"; <text:s/></text:p>
      <text:p text:style-name="P11"><text:tab/> <text:s text:c="2"/>printf("%s ",a); <text:s/></text:p>
      <text:p text:style-name="P11"><text:tab/> <text:s text:c="2"/>++a; <text:s/></text:p>
      <text:p text:style-name="P11"><text:tab/> <text:s text:c="2"/>printf("%s",a); <text:s/></text:p>
      <text:p text:style-name="P11"><text:tab/>} <text:s/></text:p>
      <text:p text:style-name="P11"/>
      <text:p text:style-name="P12">33)<text:tab/>int main() <text:s/></text:p>
      <text:p text:style-name="P12"><text:tab/>{ <text:s text:c="2"/></text:p>
      <text:p text:style-name="P12"><text:tab/> <text:s text:c="2"/>int a[3] = {1,,2}; <text:s/></text:p>
      <text:p text:style-name="P12"><text:tab/> <text:s text:c="2"/>printf("%d", a[a[0]]); <text:s text:c="2"/></text:p>
      <text:p text:style-name="P12"><text:tab/>}</text:p>
      <text:p text:style-name="P12"/>
      <text:p text:style-name="P12"/>
      <text:p text:style-name="P12"/>
      <text:p text:style-name="P12"/>
      <text:p text:style-name="P12"/>
      <text:p text:style-name="P12"><text:soft-page-break/>34)<text:tab/>int main() <text:s/></text:p>
      <text:p text:style-name="P12"><text:tab/>{ <text:s text:c="2"/></text:p>
      <text:p text:style-name="P12"><text:tab/> <text:s text:c="2"/>int a[3] = {1,2}; <text:s/></text:p>
      <text:p text:style-name="P12"><text:tab/> <text:s text:c="2"/>printf("%d", a[a[0]]); <text:s text:c="2"/></text:p>
      <text:p text:style-name="P12"><text:tab/>}</text:p>
      <text:p text:style-name="P12"/>
      <text:p text:style-name="P12">35)<text:tab/>int main()</text:p>
      <text:p text:style-name="P12"><text:tab/>{</text:p>
      <text:p text:style-name="P12"><text:tab/>int array[10] = {3, 0, 8, 1, 12, 8, 9, 2, 13, 10};</text:p>
      <text:p text:style-name="P12"><text:tab/>int x, y, z;</text:p>
      <text:p text:style-name="P12"><text:tab/>x = ++array[2];</text:p>
      <text:p text:style-name="P12"><text:tab/>y = array[2]++;</text:p>
      <text:p text:style-name="P12"><text:tab/>z = array[x++];</text:p>
      <text:p text:style-name="P12"><text:tab/>printf("%d %d %d", x, y, z);</text:p>
      <text:p text:style-name="P12"><text:tab/>return 0;</text:p>
      <text:p text:style-name="P12"><text:tab/>}</text:p>
      <text:p text:style-name="P12"/>
      <text:p text:style-name="P12">36)<text:tab/>int main()</text:p>
      <text:p text:style-name="P12"><text:tab/>{</text:p>
      <text:p text:style-name="P12"><text:tab/> <text:s text:c="3"/>int i;</text:p>
      <text:p text:style-name="P12"><text:tab/> <text:s text:c="3"/>int arr[5] = {0};</text:p>
      <text:p text:style-name="P12"><text:tab/> <text:s text:c="3"/>for (i = 0; i &lt;= 5; i++)</text:p>
      <text:p text:style-name="P12"><text:tab/><text:tab/>printf("%d ", arr[i]);</text:p>
      <text:p text:style-name="P12"><text:tab/> <text:s text:c="3"/>return 0;</text:p>
      <text:p text:style-name="P12"><text:tab/>}</text:p>
      <text:p text:style-name="P12"/>
      <text:p text:style-name="P12">37)<text:tab/>main()</text:p>
      <text:p text:style-name="P12"><text:tab/>{</text:p>
      <text:p text:style-name="P12"><text:tab/>int arr[50] = {0,1,2,[47]=47,48,49};</text:p>
      <text:p text:style-name="P12"><text:tab/>printf("%d",arr[47]);</text:p>
      <text:p text:style-name="P12"><text:tab/>}</text:p>
      <text:p text:style-name="P12"/>
      <text:p text:style-name="P12">38)<text:tab/>int main()</text:p>
      <text:p text:style-name="P12"><text:tab/>{</text:p>
      <text:p text:style-name="P12"><text:tab/>int size = 4;</text:p>
      <text:p text:style-name="P12"><text:tab/>int arr[size];<text:tab/> </text:p>
      <text:p text:style-name="P12"><text:tab/> if(arr[0])</text:p>
      <text:p text:style-name="P12"><text:tab/> <text:s/>printf("ZERO");</text:p>
      <text:p text:style-name="P12"><text:tab/> else</text:p>
      <text:p text:style-name="P12"><text:tab/> <text:s/>printf("ONE");</text:p>
      <text:p text:style-name="P12"><text:tab/> return 0;</text:p>
      <text:p text:style-name="P12"><text:tab/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39)<text:tab/>int main()</text:p>
      <text:p text:style-name="P12"><text:tab/>{</text:p>
      <text:p text:style-name="P12"><text:tab/>int a[3] = {10, 20, 30};</text:p>
      <text:p text:style-name="P12"><text:tab/>int *p = a + 2;</text:p>
      <text:p text:style-name="P12"><text:tab/>printf("%d\n", p[-2]);</text:p>
      <text:p text:style-name="P12"><text:tab/>return 0;</text:p>
      <text:p text:style-name="P12"><text:tab/>}</text:p>
      <text:p text:style-name="P12"/>
      <text:p text:style-name="P12">40)<text:tab/>#include&lt;stdio.h&gt;</text:p>
      <text:p text:style-name="P12"><text:tab/>int main()</text:p>
      <text:p text:style-name="P12"><text:tab/>{</text:p>
      <text:p text:style-name="P12"><text:tab/>int arr[5], i=0;</text:p>
      <text:p text:style-name="P12"><text:tab/>while(i&lt;5)</text:p>
      <text:p text:style-name="P12"><text:tab/>arr[i] = i++ + 2;</text:p>
      <text:p text:style-name="P12"><text:tab/>for(i=0; i&lt;5; i++)</text:p>
      <text:p text:style-name="P12"><text:tab/>printf("%d\t", arr[i]);</text:p>
      <text:p text:style-name="P12"><text:tab/>return 0;</text:p>
      <text:p text:style-name="P12"><text:tab/>}</text:p>
      <text:p text:style-name="P12"/>
      <text:p text:style-name="P12">41)<text:tab/>int main()</text:p>
      <text:p text:style-name="P12"><text:tab/>{ </text:p>
      <text:p text:style-name="P12"><text:tab/><text:tab/>int a[5] = {5};</text:p>
      <text:p text:style-name="P12"><text:tab/><text:tab/>printf("%d %d %d %d %d", a[0],a[1],a[2],a[3],a[4],a[5]); </text:p>
      <text:p text:style-name="P12"><text:tab/>}</text:p>
      <text:p text:style-name="P12"/>
      <text:p text:style-name="P12">42)<text:tab/>main()</text:p>
      <text:p text:style-name="P12"><text:tab/>{</text:p>
      <text:p text:style-name="P12"><text:tab/>int a = 0, b = 1, c = 2;</text:p>
      <text:p text:style-name="P12"><text:tab/>int array[3] = {a, b, c};</text:p>
      <text:p text:style-name="P12"><text:tab/>printf("%d\n", array[1]);</text:p>
      <text:p text:style-name="P12"><text:tab/>return 0 ;</text:p>
      <text:p text:style-name="P12"><text:tab/>}</text:p>
      <text:p text:style-name="P12"/>
      <text:p text:style-name="P12">43)<text:tab/>void main(){</text:p>
      <text:p text:style-name="P12"><text:tab/>int k=1, n[5], i, sum=0;</text:p>
      <text:p text:style-name="P12"><text:tab/>for(i=0 ; i&lt;5 ; i++ )</text:p>
      <text:p text:style-name="P12"><text:tab/>{</text:p>
      <text:p text:style-name="P12"><text:tab/>sum = i + ++k;</text:p>
      <text:p text:style-name="P12"><text:tab/>n[i] = sum + ++k;</text:p>
      <text:p text:style-name="P12"><text:tab/>}</text:p>
      <text:p text:style-name="P12"><text:tab/>printf("%d\n",n[4]);</text:p>
      <text:p text:style-name="P12"><text:tab/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44)<text:tab/>which one is illegal?</text:p>
      <text:p text:style-name="P12"><text:tab/>a)int a = 0, b = 1, c = 2;</text:p>
      <text:p text:style-name="P12"><text:tab/><text:tab/>int array[3] = {a, b, c};</text:p>
      <text:p text:style-name="P12"><text:tab/> b)int size = 3;</text:p>
      <text:p text:style-name="P12"><text:tab/><text:tab/>int array[size];</text:p>
      <text:p text:style-name="P12"><text:tab/>c)int size = 3;</text:p>
      <text:p text:style-name="P12"><text:tab/><text:tab/>int array[3] = {1, 2, 3};</text:p>
      <text:p text:style-name="P12"><text:tab/> </text:p>
      <text:p text:style-name="P12"><text:tab/>a)a b)b c)c d)All of the mentioned.</text:p>
      <text:p text:style-name="P12"/>
      <text:p text:style-name="P13">45)<text:span text:style-name="T4"><text:tab/>void main ()</text:span></text:p>
      <text:p text:style-name="P14"><text:tab/>{</text:p>
      <text:p text:style-name="P14"><text:tab/>int x[5] = {9, 4, 7 , 6, 4};</text:p>
      <text:p text:style-name="P14"><text:tab/>int i, sum=0;</text:p>
      <text:p text:style-name="P14"><text:tab/>for(i=0 ; i&lt;5 ; i++)</text:p>
      <text:p text:style-name="P14"><text:tab/>{</text:p>
      <text:p text:style-name="P14"><text:tab/>x[i] = x[i]+i;</text:p>
      <text:p text:style-name="P14"><text:tab/>}</text:p>
      <text:p text:style-name="P14"><text:tab/>for(i=1 ; i&lt;4 ; i++)</text:p>
      <text:p text:style-name="P14"><text:tab/>{</text:p>
      <text:p text:style-name="P14"><text:tab/>sum += x[i];</text:p>
      <text:p text:style-name="P14"><text:tab/>}</text:p>
      <text:p text:style-name="P14"><text:tab/>printf("Sum : %d\n", sum);</text:p>
      <text:p text:style-name="P14"><text:tab/>}</text:p>
      <text:p text:style-name="P14"/>
      <text:p text:style-name="P14">46)<text:tab/>main()</text:p>
      <text:p text:style-name="P14"><text:tab/>{</text:p>
      <text:p text:style-name="P14"><text:tab/>int a[4]={1,5,3};</text:p>
      <text:p text:style-name="P14"><text:tab/>printf("%d\n",a[2]&amp;&amp;a[0]);</text:p>
      <text:p text:style-name="P14"><text:tab/>}</text:p>
      <text:p text:style-name="P14"/>
      <text:p text:style-name="P14">47)<text:tab/>main()</text:p>
      <text:p text:style-name="P14"><text:tab/>{</text:p>
      <text:p text:style-name="P14"><text:tab/>int a[4]={1,5,3};</text:p>
      <text:p text:style-name="P14"><text:tab/>printf("%d\n",!(a[2]&amp;&amp;a[0]|a[0]&amp;a[0]));</text:p>
      <text:p text:style-name="P14"><text:tab/>}</text:p>
      <text:p text:style-name="P14"/>
      <text:p text:style-name="P14">48)<text:tab/>main()</text:p>
      <text:p text:style-name="P14"><text:tab/>{</text:p>
      <text:p text:style-name="P14"><text:tab/>int a[4]={1,5,3};</text:p>
      <text:p text:style-name="P14"><text:tab/>printf("%d\n",!!(a[2]&amp;&amp;a[0]|a[0]&amp;a[0]));</text:p>
      <text:p text:style-name="P14"><text:tab/>}</text:p>
      <text:p text:style-name="P14"/>
      <text:p text:style-name="P14">49)<text:tab/>main()</text:p>
      <text:p text:style-name="P14"><text:tab/>{</text:p>
      <text:p text:style-name="P14"><text:tab/>int a[4]={1,5,3};</text:p>
      <text:p text:style-name="P14"><text:tab/>printf("%d\n",(a[2]&amp;&amp;a[0]&gt;100)+100);</text:p>
      <text:p text:style-name="P14"><text:tab/>}</text:p>
      <text:p text:style-name="P14"/>
      <text:p text:style-name="P14"><text:soft-page-break/>50)<text:tab/>main()</text:p>
      <text:p text:style-name="P14"><text:tab/>{</text:p>
      <text:p text:style-name="P14"><text:tab/>int a[4]={10,50,30};</text:p>
      <text:p text:style-name="P14"><text:tab/>printf("%d\n",!((a[2]&amp;&amp;a[0]&gt;100)+100*a[0]));</text:p>
      <text:p text:style-name="P14"><text:tab/>}</text:p>
      <text:p text:style-name="P14"/>
      <text:p text:style-name="P15">51)<text:span text:style-name="T5"><text:tab/>main()</text:span></text:p>
      <text:p text:style-name="P16"><text:tab/>{</text:p>
      <text:p text:style-name="P16"><text:tab/>int a[4]={10,50,30};</text:p>
      <text:p text:style-name="P16"><text:tab/>printf("%d\n",!(a[2]&amp;&amp;a[0]&gt;100)+100*a[0]);</text:p>
      <text:p text:style-name="P16"><text:tab/>}</text:p>
      <text:p text:style-name="P16"/>
      <text:p text:style-name="P16">52)<text:tab/>main()</text:p>
      <text:p text:style-name="P16"><text:tab/>{</text:p>
      <text:p text:style-name="P16"><text:tab/>int a[4]={0,50,30};</text:p>
      <text:p text:style-name="P16"><text:tab/>printf("%d\n",!a[0]==!a[1]);</text:p>
      <text:p text:style-name="P16"><text:tab/>}</text:p>
      <text:p text:style-name="P16"/>
      <text:p text:style-name="P16">53)<text:tab/>main()</text:p>
      <text:p text:style-name="P16"><text:tab/>{</text:p>
      <text:p text:style-name="P16"><text:tab/>int a[4]={0,0,0};</text:p>
      <text:p text:style-name="P16"><text:tab/>printf("%d\n",10+a[0]=!!a[1]+a[0]++);</text:p>
      <text:p text:style-name="P16"><text:tab/>}</text:p>
      <text:p text:style-name="P16"/>
      <text:p text:style-name="P16">54)<text:tab/>main()</text:p>
      <text:p text:style-name="P16"><text:tab/>{</text:p>
      <text:p text:style-name="P16"><text:tab/>int a[4]={0,0,0,1};</text:p>
      <text:p text:style-name="P16"><text:tab/>printf("%d\n",a[0]*a[0]=a[4]*a[4]);</text:p>
      <text:p text:style-name="P16"><text:tab/>}</text:p>
      <text:p text:style-name="P16"/>
      <text:p text:style-name="P16">55)<text:tab/>main()</text:p>
      <text:p text:style-name="P16"><text:tab/>{</text:p>
      <text:p text:style-name="P16"><text:tab/>int a[5]={2,4,6,8,10};</text:p>
      <text:p text:style-name="P16"><text:tab/>printf("%d\n",a[1]+a[3]==a[4]*a[5]);</text:p>
      <text:p text:style-name="P16"><text:tab/>}</text:p>
      <text:p text:style-name="P16"/>
      <text:p text:style-name="P16">56)<text:tab/>main()</text:p>
      <text:p text:style-name="P16"><text:tab/>{</text:p>
      <text:p text:style-name="P16"><text:tab/>int a[5]={2,4,6,8,10};</text:p>
      <text:p text:style-name="P16"><text:tab/>printf("%d\n",a[10]*a==0);</text:p>
      <text:p text:style-name="P16"><text:tab/>}</text:p>
      <text:p text:style-name="P16"/>
      <text:p text:style-name="P16">57)<text:tab/>int main()</text:p>
      <text:p text:style-name="P16"><text:tab/>{</text:p>
      <text:p text:style-name="P16"><text:tab/><text:tab/>int a[10] = {1,2,3,4}; </text:p>
      <text:p text:style-name="P16"><text:tab/><text:tab/>printf("%d", !(a[0]&amp;a[1]&amp;a[2]++)*10);</text:p>
      <text:p text:style-name="P16"><text:tab/>}</text:p>
      <text:p text:style-name="P16"/>
      <text:p text:style-name="P16"/>
      <text:p text:style-name="P16"><text:soft-page-break/>58)<text:tab/>int main()</text:p>
      <text:p text:style-name="P16"><text:tab/>{</text:p>
      <text:p text:style-name="P16"><text:tab/><text:tab/>int a[10] = {1,2,3,4}; </text:p>
      <text:p text:style-name="P16"><text:tab/><text:tab/>printf("%d", !(10+a[0]|a[1]|a[2]++)%10);</text:p>
      <text:p text:style-name="P16"><text:tab/>}</text:p>
      <text:p text:style-name="P16"/>
      <text:p text:style-name="P16">59)<text:tab/>int main()</text:p>
      <text:p text:style-name="P16"><text:tab/>{</text:p>
      <text:p text:style-name="P16"><text:tab/><text:tab/>int a[10] = {10,2,20,4}; </text:p>
      <text:p text:style-name="P16"><text:tab/><text:tab/>printf("%d", a[0]/a[1]*a[2]/a[3]);</text:p>
      <text:p text:style-name="P16"><text:tab/>}</text:p>
      <text:p text:style-name="P16"/>
      <text:p text:style-name="P16">60)<text:tab/>int main()</text:p>
      <text:p text:style-name="P16"><text:tab/>{</text:p>
      <text:p text:style-name="P16"><text:tab/><text:tab/>int a[10] = {10,4,20,4}; </text:p>
      <text:p text:style-name="P16"><text:tab/><text:tab/>printf("%d", a[0]%a[1]*a[3]%3);</text:p>
      <text:p text:style-name="P16"><text:tab/>}</text:p>
      <text:p text:style-name="P16"/>
      <text:p text:style-name="P16">61)<text:tab/>int main()</text:p>
      <text:p text:style-name="P16"><text:tab/>{</text:p>
      <text:p text:style-name="P16"><text:tab/><text:tab/>int a[10] = {10,4,20,4},b[10]; </text:p>
      <text:p text:style-name="P16"><text:tab/><text:tab/>printf("%d", a[0]+b[0]++);</text:p>
      <text:p text:style-name="P16"><text:tab/>}</text:p>
      <text:p text:style-name="P16"/>
      <text:p text:style-name="P16">62)<text:tab/>int main()</text:p>
      <text:p text:style-name="P16"><text:tab/>{</text:p>
      <text:p text:style-name="P16"><text:tab/><text:tab/>int a[10] = {10,4,20,4},b[10]={22}; </text:p>
      <text:p text:style-name="P16"><text:tab/><text:tab/>printf("%d", a[0]+b[0]+!(22));</text:p>
      <text:p text:style-name="P16"><text:tab/>}</text:p>
      <text:p text:style-name="P16"/>
      <text:p text:style-name="P16">63)<text:tab/>int main()</text:p>
      <text:p text:style-name="P16"><text:tab/>{</text:p>
      <text:p text:style-name="P16"><text:tab/><text:tab/>int a[10] = {10,4,20,4},b[10]={22}; </text:p>
      <text:p text:style-name="P16"><text:tab/><text:tab/>printf("%d", a[10]==NULL);</text:p>
      <text:p text:style-name="P16"><text:tab/>}</text:p>
      <text:p text:style-name="P16"/>
      <text:p text:style-name="P16">64)<text:tab/>int main()</text:p>
      <text:p text:style-name="P16"><text:tab/>{</text:p>
      <text:p text:style-name="P16"><text:tab/><text:tab/>int a[10] = {10,4,20,4,0,0},b[10]={22}; </text:p>
      <text:p text:style-name="P16"><text:tab/><text:tab/>printf("%d %d", '\0'=='\0',!b[0]);</text:p>
      <text:p text:style-name="P16"><text:tab/>}</text:p>
      <text:p text:style-name="P16"/>
      <text:p text:style-name="P16">65)<text:tab/>int main()</text:p>
      <text:p text:style-name="P16"><text:tab/>{</text:p>
      <text:p text:style-name="P16"><text:tab/><text:tab/>int a[10] = {10,4,20,4,0,0},b[10]={22}; </text:p>
      <text:p text:style-name="P16"><text:tab/><text:tab/>printf("%d %d", '\0'=='\0',!b[++0]);</text:p>
      <text:p text:style-name="P16"><text:tab/>}</text:p>
      <text:p text:style-name="P16"/>
      <text:p text:style-name="P16"/>
      <text:p text:style-name="P16"><text:soft-page-break/>66)<text:tab/>int main()</text:p>
      <text:p text:style-name="P16"><text:tab/>{</text:p>
      <text:p text:style-name="P16"><text:tab/><text:tab/>int a[10] = {10,4,20,4,0,0},b[10]={22};</text:p>
      <text:p text:style-name="P16"><text:tab/><text:tab/>while(1); </text:p>
      <text:p text:style-name="P16"><text:tab/><text:tab/>printf("%d %d", 10==10,a[2]);</text:p>
      <text:p text:style-name="P16"><text:tab/>}</text:p>
      <text:p text:style-name="P16"/>
      <text:p text:style-name="P16">67)<text:tab/>int main()</text:p>
      <text:p text:style-name="P16"><text:tab/>{</text:p>
      <text:p text:style-name="P16"><text:tab/><text:tab/>int a[] = {1,21,3,4}; </text:p>
      <text:p text:style-name="P16"><text:tab/><text:tab/>int b[4] = {5,16,7,8};</text:p>
      <text:p text:style-name="P16"><text:tab/><text:tab/>printf("%d,%d", ++a[0],++ --b[0]);</text:p>
      <text:p text:style-name="P16"><text:tab/>}</text:p>
      <text:p text:style-name="P16"/>
      <text:p text:style-name="P16">68)<text:tab/>int main()</text:p>
      <text:p text:style-name="P16"><text:tab/>{</text:p>
      <text:p text:style-name="P16"><text:tab/><text:tab/>int a[] = {1,21,3,4}; </text:p>
      <text:p text:style-name="P16"><text:tab/><text:tab/>int b[4] = {5,16,7,8};</text:p>
      <text:p text:style-name="P16"><text:tab/><text:tab/>printf("%d,%d", ++a[0],a[0]++);</text:p>
      <text:p text:style-name="P16"><text:tab/>}</text:p>
      <text:p text:style-name="P16"/>
      <text:p text:style-name="P16">69)<text:tab/>int main()</text:p>
      <text:p text:style-name="P16"><text:tab/>{</text:p>
      <text:p text:style-name="P16"><text:tab/><text:tab/>int a[] = {1,21,3,4}; </text:p>
      <text:p text:style-name="P16"><text:tab/><text:tab/>int b[4] = {5,16,7,8};</text:p>
      <text:p text:style-name="P16"><text:tab/><text:tab/>printf("%d", a[0]++ &amp;&amp; ++a[0]);</text:p>
      <text:p text:style-name="P16"><text:tab/>}</text:p>
      <text:p text:style-name="P16"/>
      <text:p text:style-name="P16">70)<text:tab/>int main()</text:p>
      <text:p text:style-name="P16"><text:tab/>{</text:p>
      <text:p text:style-name="P16"><text:tab/><text:tab/>int a[] = {1,21,3,4}; </text:p>
      <text:p text:style-name="P16"><text:tab/><text:tab/>int b[4] = {5,16,7,8};</text:p>
      <text:p text:style-name="P16"><text:tab/><text:tab/>for(;;)</text:p>
      <text:p text:style-name="P16"><text:tab/><text:tab/>printf("%d", a[0] &amp; b[0]);</text:p>
      <text:p text:style-name="P16"><text:tab/>}</text:p>
      <text:p text:style-name="P16"/>
      <text:p text:style-name="P16">71)<text:tab/>int main()</text:p>
      <text:p text:style-name="P16"><text:tab/>{</text:p>
      <text:p text:style-name="P16"><text:tab/><text:tab/>int a[] = {1,21,3,4}; </text:p>
      <text:p text:style-name="P16"><text:tab/><text:tab/>int b[4] = {5,16,7,8};</text:p>
      <text:p text:style-name="P16"><text:tab/><text:tab/>for(;;)</text:p>
      <text:p text:style-name="P16"><text:tab/><text:tab/>printf("%d", a[0] &amp; b[0]);</text:p>
      <text:p text:style-name="P16"><text:tab/>}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72)<text:tab/>int main()</text:p>
      <text:p text:style-name="P16"><text:tab/>{</text:p>
      <text:p text:style-name="P16"><text:tab/><text:tab/>int a[] = {51,21,3,4}; </text:p>
      <text:p text:style-name="P16"><text:tab/><text:tab/>int b[4] = {51,16,7,8};</text:p>
      <text:p text:style-name="P16"><text:tab/><text:tab/>printf("%d %c", a[0]==b[0],a[0]);</text:p>
      <text:p text:style-name="P16"><text:tab/>}</text:p>
      <text:p text:style-name="P16"/>
      <text:p text:style-name="P16">73)<text:tab/>int main()</text:p>
      <text:p text:style-name="P16"><text:tab/>{</text:p>
      <text:p text:style-name="P16"><text:tab/><text:tab/>int a[] = {73.2,21,3,4}; </text:p>
      <text:p text:style-name="P16"><text:tab/><text:tab/>int b[4] = {37.5,16,7,8};</text:p>
      <text:p text:style-name="P16"><text:tab/><text:tab/>printf("%f", a[0]!=b[0]);</text:p>
      <text:p text:style-name="P16"><text:tab/>}</text:p>
      <text:p text:style-name="P16"/>
      <text:p text:style-name="P16">74)<text:tab/>int main()</text:p>
      <text:p text:style-name="P16"><text:tab/>{</text:p>
      <text:p text:style-name="P16"><text:tab/><text:tab/>float a[] = {73.2,21,3,4}; </text:p>
      <text:p text:style-name="P16"><text:tab/><text:tab/>float b[4] = {37.5,16,7,8};</text:p>
      <text:p text:style-name="P16"><text:tab/><text:tab/>printf("%f", a[0]+b[0]);</text:p>
      <text:p text:style-name="P16"><text:tab/>}</text:p>
      <text:p text:style-name="P16"/>
      <text:p text:style-name="P16">75)<text:tab/>int main()</text:p>
      <text:p text:style-name="P16"><text:tab/>{</text:p>
      <text:p text:style-name="P16"><text:tab/><text:tab/>float a[] = {75.5,21,3,4}; </text:p>
      <text:p text:style-name="P16"><text:tab/><text:tab/>float b[4] = {75.5,16,7,8};</text:p>
      <text:p text:style-name="P16"><text:tab/><text:tab/>printf("%d", a[0]==b[0]);</text:p>
      <text:p text:style-name="P16"><text:tab/>}</text:p>
      <text:p text:style-name="P16"/>
      <text:p text:style-name="P16">76)<text:tab/>int main() </text:p>
      <text:p text:style-name="P16"><text:tab/>{ float marks[3] = {90.5, 92.5, 96.5}; </text:p>
      <text:p text:style-name="P16"><text:tab/><text:tab/>int a=0;</text:p>
      <text:p text:style-name="P16"><text:tab/><text:tab/>while(a&lt;3&amp;&amp;a==0)</text:p>
      <text:p text:style-name="P16"><text:tab/><text:tab/>{ </text:p>
      <text:p text:style-name="P16"><text:tab/><text:tab/><text:tab/>printf("%.2f,", marks[a]); a++; </text:p>
      <text:p text:style-name="P16"><text:tab/><text:tab/>} </text:p>
      <text:p text:style-name="P16"><text:tab/>}</text:p>
      <text:p text:style-name="P16"/>
      <text:p text:style-name="P16">77)<text:tab/>int main() </text:p>
      <text:p text:style-name="P16"><text:tab/>{ </text:p>
      <text:p text:style-name="P16"><text:tab/><text:tab/>int a[3] = {10,12,14};</text:p>
      <text:p text:style-name="P16"><text:tab/><text:tab/>int i=0; while(i||++i) </text:p>
      <text:p text:style-name="P16"><text:tab/><text:tab/>{ </text:p>
      <text:p text:style-name="P16"><text:tab/><text:tab/><text:tab/>printf("%d ", i[a]);</text:p>
      <text:p text:style-name="P16"><text:tab/><text:tab/><text:tab/>i++;</text:p>
      <text:p text:style-name="P16"><text:tab/><text:tab/>}</text:p>
      <text:p text:style-name="P16"><text:tab/>}</text:p>
      <text:p text:style-name="P9"><text:s/></text:p>
      <text:p text:style-name="P7"/>
      <text:p text:style-name="P3"/>
      <text:p text:style-name="P3"><text:soft-page-break/></text:p>
      <text:p text:style-name="P16">78)<text:tab/>int main() </text:p>
      <text:p text:style-name="P16"><text:tab/>{ </text:p>
      <text:p text:style-name="P16"><text:tab/><text:tab/>int a[3] = {10,12,14};</text:p>
      <text:p text:style-name="P16"><text:tab/><text:tab/>int i=0; while(i||i++) </text:p>
      <text:p text:style-name="P16"><text:tab/><text:tab/>{ </text:p>
      <text:p text:style-name="P16"><text:tab/><text:tab/><text:tab/>printf("%d ", i[a]);</text:p>
      <text:p text:style-name="P16"><text:tab/><text:tab/><text:tab/>i++;</text:p>
      <text:p text:style-name="P16"><text:tab/><text:tab/>}</text:p>
      <text:p text:style-name="P16"><text:tab/><text:tab/>printf("ashok");</text:p>
      <text:p text:style-name="P16"><text:tab/>}</text:p>
      <text:p text:style-name="P16"/>
      <text:p text:style-name="P16">79)<text:tab/>int main() </text:p>
      <text:p text:style-name="P16"><text:tab/>{ </text:p>
      <text:p text:style-name="P16"><text:tab/><text:tab/>int a[3] = {10,12,14};</text:p>
      <text:p text:style-name="P16"><text:tab/><text:tab/>int i=0; while(i&amp;&amp;i++) </text:p>
      <text:p text:style-name="P16"><text:tab/><text:tab/>{ </text:p>
      <text:p text:style-name="P16"><text:tab/><text:tab/><text:tab/>printf("%d ", i[a]);</text:p>
      <text:p text:style-name="P16"><text:tab/><text:tab/><text:tab/>i++;</text:p>
      <text:p text:style-name="P16"><text:tab/><text:tab/>}</text:p>
      <text:p text:style-name="P16"><text:tab/><text:tab/>printf("linux");</text:p>
      <text:p text:style-name="P16"><text:tab/>}</text:p>
      <text:p text:style-name="P16"/>
      <text:p text:style-name="P16">80)<text:tab/>int main() </text:p>
      <text:p text:style-name="P16"><text:tab/>{ </text:p>
      <text:p text:style-name="P16"><text:tab/><text:tab/>int a[3] = {10,12,14};</text:p>
      <text:p text:style-name="P16"><text:tab/><text:tab/>int i=0; while(i&amp;&amp;i++) </text:p>
      <text:p text:style-name="P16"><text:tab/><text:tab/>{ </text:p>
      <text:p text:style-name="P16"><text:tab/><text:tab/><text:tab/>printf("%d ", i[a]);</text:p>
      <text:p text:style-name="P16"><text:tab/><text:tab/><text:tab/>i++;</text:p>
      <text:p text:style-name="P16"><text:tab/><text:tab/>}</text:p>
      <text:p text:style-name="P16"><text:tab/><text:tab/>if(a="hello");</text:p>
      <text:p text:style-name="P16"><text:tab/>}</text:p>
      <text:p text:style-name="P16"/>
      <text:p text:style-name="P17">81)<text:span text:style-name="T6"><text:tab/>int main() </text:span></text:p>
      <text:p text:style-name="P18"><text:tab/>{ </text:p>
      <text:p text:style-name="P18"><text:tab/><text:tab/>int a[3] = {10,12,14};</text:p>
      <text:p text:style-name="P18"><text:tab/><text:tab/>int i=0; while(i&amp;&amp;i++) </text:p>
      <text:p text:style-name="P18"><text:tab/><text:tab/>{ </text:p>
      <text:p text:style-name="P18"><text:tab/><text:tab/><text:tab/>printf("%d ", i[a]);</text:p>
      <text:p text:style-name="P18"><text:tab/><text:tab/><text:tab/>i++;</text:p>
      <text:p text:style-name="P18"><text:tab/><text:tab/>}</text:p>
      <text:p text:style-name="P18"><text:tab/><text:tab/>a[0]=100;</text:p>
      <text:p text:style-name="P18"><text:tab/><text:tab/>printf("%d\n",a[0]);</text:p>
      <text:p text:style-name="P18"><text:tab/>}</text:p>
      <text:p text:style-name="P18"/>
      <text:p text:style-name="P18"/>
      <text:p text:style-name="P18"/>
      <text:p text:style-name="P18"/>
      <text:p text:style-name="P18"><text:soft-page-break/>82)<text:tab/>int main() </text:p>
      <text:p text:style-name="P18"><text:tab/>{ </text:p>
      <text:p text:style-name="P18"><text:tab/><text:tab/>int a[3] = {'a','s','l'};</text:p>
      <text:p text:style-name="P18"><text:tab/><text:tab/>int i=0; while(i&lt;3) </text:p>
      <text:p text:style-name="P18"><text:tab/><text:tab/>{ </text:p>
      <text:p text:style-name="P18"><text:tab/><text:tab/><text:tab/>printf("%c ", i[a]);</text:p>
      <text:p text:style-name="P18"><text:tab/><text:tab/><text:tab/>i++;</text:p>
      <text:p text:style-name="P18"><text:tab/><text:tab/>}</text:p>
      <text:p text:style-name="P18"><text:tab/><text:tab/>int b[4]={'a','s','k'};</text:p>
      <text:p text:style-name="P18"><text:tab/><text:tab/>printf("%d\n",b[2]+a[2]);</text:p>
      <text:p text:style-name="P18"><text:tab/></text:p>
      <text:p text:style-name="P18"><text:tab/>}</text:p>
      <text:p text:style-name="P18"/>
      <text:p text:style-name="P18">83)<text:tab/>int main()</text:p>
      <text:p text:style-name="P18"><text:tab/>{</text:p>
      <text:p text:style-name="P18"><text:tab/> <text:s text:c="3"/>int a[5] = {5, 1, 15, 20, 25};</text:p>
      <text:p text:style-name="P18"><text:tab/> <text:s text:c="3"/>int i, j, m;</text:p>
      <text:p text:style-name="P18"><text:tab/> <text:s text:c="3"/>printf("hello");</text:p>
      <text:p text:style-name="P18"><text:tab/> <text:s text:c="3"/>i = ++a[1];</text:p>
      <text:p text:style-name="P18"><text:tab/> <text:s text:c="3"/>j = a[1]++;</text:p>
      <text:p text:style-name="P18"><text:tab/> <text:s text:c="3"/>m = a[i++];</text:p>
      <text:p text:style-name="P18"><text:tab/> <text:s text:c="3"/>return;</text:p>
      <text:p text:style-name="P18"><text:tab/> <text:s text:c="3"/>printf("%d, %d, %d", i, j, m);</text:p>
      <text:p text:style-name="P18"><text:tab/> <text:s text:c="2"/></text:p>
      <text:p text:style-name="P18"><text:tab/>}</text:p>
      <text:p text:style-name="P18"/>
      <text:p text:style-name="P18">84)<text:tab/>int main()</text:p>
      <text:p text:style-name="P18"><text:tab/>{</text:p>
      <text:p text:style-name="P18"><text:tab/> <text:s text:c="3"/>int a[5] = {50, 10, 150, 200, 250};</text:p>
      <text:p text:style-name="P18"><text:tab/> <text:s text:c="3"/>int i, j, m;</text:p>
      <text:p text:style-name="P18"><text:tab/> <text:s text:c="3"/>if(i!=0)</text:p>
      <text:p text:style-name="P18"><text:tab/><text:tab/>{</text:p>
      <text:p text:style-name="P18"><text:tab/></text:p>
      <text:p text:style-name="P18"><text:tab/> <text:s text:c="3"/>i = ++a[1];</text:p>
      <text:p text:style-name="P18"><text:tab/> <text:s text:c="3"/>j = a[1]++;</text:p>
      <text:p text:style-name="P18"><text:tab/> <text:s text:c="3"/>m = a[i++];</text:p>
      <text:p text:style-name="P18"><text:tab/> <text:s text:c="3"/>i=i++ + ++i;</text:p>
      <text:p text:style-name="P18"><text:tab/> <text:s text:c="3"/>printf("%d, %d, %d", i, j, m);</text:p>
      <text:p text:style-name="P18"><text:tab/><text:tab/>}</text:p>
      <text:p text:style-name="P18"><text:tab/> <text:s text:c="2"/></text:p>
      <text:p text:style-name="P18"><text:tab/>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85)<text:tab/>int main()</text:p>
      <text:p text:style-name="P18"><text:tab/>{</text:p>
      <text:p text:style-name="P18"><text:tab/> <text:s text:c="3"/>int a[5] = {50, 10, 150, 200, 250};</text:p>
      <text:p text:style-name="P18"><text:tab/> <text:s text:c="3"/>int i, j, m;</text:p>
      <text:p text:style-name="P18"><text:tab/> <text:s text:c="3"/>if(i!=0&amp;&amp;i&lt;0)</text:p>
      <text:p text:style-name="P18"><text:tab/><text:tab/>{</text:p>
      <text:p text:style-name="P18"><text:tab/></text:p>
      <text:p text:style-name="P18"><text:tab/> <text:s text:c="3"/>i = ++a[1];</text:p>
      <text:p text:style-name="P18"><text:tab/> <text:s text:c="3"/>j = a[1]++;</text:p>
      <text:p text:style-name="P18"><text:tab/> <text:s text:c="3"/>m = a[i++];</text:p>
      <text:p text:style-name="P18"><text:tab/> <text:s text:c="3"/>i=i++ + ++i;</text:p>
      <text:p text:style-name="P18"><text:tab/> <text:s text:c="3"/>printf("%d, %d, %d", i, j, m);</text:p>
      <text:p text:style-name="P18"><text:tab/><text:tab/>}</text:p>
      <text:p text:style-name="P18"><text:tab/><text:tab/>else</text:p>
      <text:p text:style-name="P18"><text:tab/><text:tab/>printf("else");</text:p>
      <text:p text:style-name="P18"><text:tab/> <text:s text:c="2"/></text:p>
      <text:p text:style-name="P18"><text:tab/>}</text:p>
      <text:p text:style-name="P18"/>
      <text:p text:style-name="P18">86)<text:tab/>int main()</text:p>
      <text:p text:style-name="P18"><text:tab/>{</text:p>
      <text:p text:style-name="P18"><text:tab/> <text:s text:c="2"/>char a[5] = {'c', 'l', 'e', 'a', 'r'};</text:p>
      <text:p text:style-name="P18"><text:tab/> <text:s text:c="3"/>int i, j, m;</text:p>
      <text:p text:style-name="P18"><text:tab/> <text:s text:c="3"/>if!(i!=0&amp;&amp;i&lt;0)</text:p>
      <text:p text:style-name="P18"><text:tab/><text:tab/>{<text:tab/></text:p>
      <text:p text:style-name="P18"><text:tab/> <text:s text:c="3"/><text:tab/>printf("if");</text:p>
      <text:p text:style-name="P18"><text:tab/><text:tab/>}</text:p>
      <text:p text:style-name="P18"><text:tab/><text:tab/>else</text:p>
      <text:p text:style-name="P18"><text:tab/><text:tab/>printf("else");</text:p>
      <text:p text:style-name="P18"><text:tab/> <text:s text:c="2"/></text:p>
      <text:p text:style-name="P18"><text:tab/>}</text:p>
      <text:p text:style-name="P18"/>
      <text:p text:style-name="P18">87)<text:tab/>int main()</text:p>
      <text:p text:style-name="P18"><text:tab/>{</text:p>
      <text:p text:style-name="P18"><text:tab/> <text:s text:c="2"/>char a[5] = {'c', 'l', 'e', 'a', 'r'};</text:p>
      <text:p text:style-name="P18"><text:tab/> <text:s text:c="3"/>int i, j, m;</text:p>
      <text:p text:style-name="P18"><text:tab/> <text:s text:c="3"/>if(!(i!=0&amp;&amp;i&lt;0))</text:p>
      <text:p text:style-name="P18"><text:tab/><text:tab/>{<text:tab/></text:p>
      <text:p text:style-name="P18"><text:tab/> <text:s text:c="3"/><text:tab/>printf("if");</text:p>
      <text:p text:style-name="P18"><text:tab/><text:tab/>}</text:p>
      <text:p text:style-name="P18"><text:tab/><text:tab/>else</text:p>
      <text:p text:style-name="P18"><text:tab/><text:tab/>printf("else");</text:p>
      <text:p text:style-name="P18"><text:tab/> <text:s text:c="2"/></text:p>
      <text:p text:style-name="P18"><text:tab/>}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88)<text:tab/>int main()</text:p>
      <text:p text:style-name="P18"><text:tab/>{</text:p>
      <text:p text:style-name="P18"><text:tab/> <text:s text:c="2"/>char a[5] = {'c', 'l', 'e', 'a', 'r'};</text:p>
      <text:p text:style-name="P18"><text:tab/> <text:s text:c="3"/>int i=2, j, m;</text:p>
      <text:p text:style-name="P18"><text:tab/> <text:s text:c="3"/>if(1)</text:p>
      <text:p text:style-name="P18"><text:tab/><text:tab/>{<text:tab/></text:p>
      <text:p text:style-name="P18"><text:tab/> <text:s text:c="3"/><text:tab/>printf("if");</text:p>
      <text:p text:style-name="P18"><text:tab/><text:tab/>}</text:p>
      <text:p text:style-name="P18"><text:tab/><text:tab/>else</text:p>
      <text:p text:style-name="P18"><text:tab/><text:tab/>printf("else");</text:p>
      <text:p text:style-name="P18"><text:tab/> <text:s text:c="2"/></text:p>
      <text:p text:style-name="P18"><text:tab/>}</text:p>
      <text:p text:style-name="P18"/>
      <text:p text:style-name="P18">89)<text:tab/>int main()</text:p>
      <text:p text:style-name="P18"><text:tab/>{</text:p>
      <text:p text:style-name="P18"><text:tab/> <text:s text:c="2"/>char a[5] = {'c', 'l', 'e', 'a', 'r'};</text:p>
      <text:p text:style-name="P18"><text:tab/> <text:s text:c="3"/>int i=0, j, m;</text:p>
      <text:p text:style-name="P18"><text:tab/> <text:s text:c="3"/>if(0!)</text:p>
      <text:p text:style-name="P18"><text:tab/><text:tab/>{<text:tab/></text:p>
      <text:p text:style-name="P18"><text:tab/> <text:s text:c="3"/><text:tab/>printf("if");</text:p>
      <text:p text:style-name="P18"><text:tab/><text:tab/>}</text:p>
      <text:p text:style-name="P18"><text:tab/><text:tab/>else</text:p>
      <text:p text:style-name="P18"><text:tab/><text:tab/>printf("else");</text:p>
      <text:p text:style-name="P18"><text:tab/> <text:s text:c="2"/></text:p>
      <text:p text:style-name="P18"><text:tab/>}</text:p>
      <text:p text:style-name="P18"/>
      <text:p text:style-name="P18">90)<text:tab/>int main()</text:p>
      <text:p text:style-name="P18"><text:tab/>{</text:p>
      <text:p text:style-name="P18"><text:tab/> <text:s text:c="2"/>char a[5] = {'c', 'l', 'e', 'a', 'r'};</text:p>
      <text:p text:style-name="P18"><text:tab/> <text:s text:c="3"/>int i=0, j, m=120;</text:p>
      <text:p text:style-name="P18"><text:tab/> <text:s text:c="3"/>if(m!=120 || m&gt;100)</text:p>
      <text:p text:style-name="P18"><text:tab/><text:tab/>{<text:tab/></text:p>
      <text:p text:style-name="P18"><text:tab/> <text:s text:c="3"/><text:tab/>printf("hello");</text:p>
      <text:p text:style-name="P18"><text:tab/><text:tab/>printf("world\n");</text:p>
      <text:p text:style-name="P18"><text:tab/><text:tab/>}</text:p>
      <text:p text:style-name="P18"><text:tab/><text:tab/>else</text:p>
      <text:p text:style-name="P18"><text:tab/><text:tab/>printf("world");</text:p>
      <text:p text:style-name="P18"><text:tab/> <text:s text:c="2"/></text:p>
      <text:p text:style-name="P18"><text:tab/>}</text:p>
      <text:p text:style-name="P18"/>
      <text:p text:style-name="P18">91)<text:tab/>int main(void)</text:p>
      <text:p text:style-name="P18"><text:tab/>{</text:p>
      <text:p text:style-name="P18"><text:tab/><text:tab/>int arr[5] = { 10, 20, 30, 50, 70 },count=0;</text:p>
      <text:p text:style-name="P18"><text:tab/><text:tab/>if(count++)</text:p>
      <text:p text:style-name="P18"><text:tab/><text:tab/>{</text:p>
      <text:p text:style-name="P18"><text:tab/><text:tab/>printf("%d %d %d\n",a[4],a[3],a[2]);</text:p>
      <text:p text:style-name="P18"><text:tab/><text:tab/>}</text:p>
      <text:p text:style-name="P18"><text:tab/>}<text:tab/></text:p>
      <text:p text:style-name="P18"/>
      <text:p text:style-name="P18"><text:soft-page-break/>92)<text:tab/>int main(void)</text:p>
      <text:p text:style-name="P18"><text:tab/>{</text:p>
      <text:p text:style-name="P18"><text:tab/><text:tab/>int a[5] = { 10, 20, 30, 50, 70 },count=0;</text:p>
      <text:p text:style-name="P18"><text:tab/><text:tab/>if(count++)</text:p>
      <text:p text:style-name="P18"><text:tab/><text:tab/>{</text:p>
      <text:p text:style-name="P18"><text:tab/><text:tab/>printf("%d %d %d\n",a[4],a[3],a[2]);</text:p>
      <text:p text:style-name="P18"><text:tab/><text:tab/>}</text:p>
      <text:p text:style-name="P18"><text:tab/><text:tab/>printf("hi");</text:p>
      <text:p text:style-name="P18"><text:tab/>}</text:p>
      <text:p text:style-name="P18"/>
      <text:p text:style-name="P18">93)<text:tab/>int main(void)</text:p>
      <text:p text:style-name="P18"><text:tab/>{</text:p>
      <text:p text:style-name="P18"><text:tab/><text:tab/>int a[6] = { 10, 20, 30, 50, 70,65 },count=0;</text:p>
      <text:p text:style-name="P18"><text:tab/><text:tab/>printf("%c",a[5]);</text:p>
      <text:p text:style-name="P18"><text:tab/><text:tab/>if(++count!=1)</text:p>
      <text:p text:style-name="P18"><text:tab/><text:tab/>{</text:p>
      <text:p text:style-name="P18"><text:tab/><text:tab/>printf("%d %d %d\n",a[4],a[3],a[2]);</text:p>
      <text:p text:style-name="P18"><text:tab/><text:tab/>}</text:p>
      <text:p text:style-name="P18"><text:tab/><text:tab/>return;</text:p>
      <text:p text:style-name="P18"><text:tab/><text:tab/>printf("hi");</text:p>
      <text:p text:style-name="P18"><text:tab/>}</text:p>
      <text:p text:style-name="P18"/>
      <text:p text:style-name="P18">94)<text:tab/>int main(void)</text:p>
      <text:p text:style-name="P18"><text:tab/>{</text:p>
      <text:p text:style-name="P18"><text:tab/><text:tab/>int b[2] = { 's','l' },count=0;</text:p>
      <text:p text:style-name="P18"><text:tab/><text:tab/>int a[2] = { 's','h'};</text:p>
      <text:p text:style-name="P18"><text:tab/><text:tab/>int c[3] = {'a','a','a'};</text:p>
      <text:p text:style-name="P18"><text:tab/><text:tab/>if(a||b||c)</text:p>
      <text:p text:style-name="P18"><text:tab/><text:tab/>{</text:p>
      <text:p text:style-name="P18"><text:tab/><text:tab/>printf("%d %d\n",a[0],a[1]);</text:p>
      <text:p text:style-name="P18"><text:tab/><text:tab/>}</text:p>
      <text:p text:style-name="P18"><text:tab/>}</text:p>
      <text:p text:style-name="P18"/>
      <text:p text:style-name="P18">95)<text:tab/>int main(void)</text:p>
      <text:p text:style-name="P18"><text:tab/>{</text:p>
      <text:p text:style-name="P18"><text:tab/><text:tab/>int b[2] = { 's','l' },count=0;</text:p>
      <text:p text:style-name="P18"><text:tab/><text:tab/>int a[2] = { 's','h'};</text:p>
      <text:p text:style-name="P18"><text:tab/><text:tab/>int c[3] = {'a','a','a'};</text:p>
      <text:p text:style-name="P18"><text:tab/><text:tab/>if(a,b,c)</text:p>
      <text:p text:style-name="P18"><text:tab/><text:tab/>{</text:p>
      <text:p text:style-name="P18"><text:tab/><text:tab/>printf("%d %d\n",a[10],a[10]);</text:p>
      <text:p text:style-name="P18"><text:tab/><text:tab/>}</text:p>
      <text:p text:style-name="P18"><text:tab/>}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96)<text:tab/>int main(void)</text:p>
      <text:p text:style-name="P18"><text:tab/>{</text:p>
      <text:p text:style-name="P18"><text:tab/><text:tab/>int b[2] = { 's','l' },count=0;</text:p>
      <text:p text:style-name="P18"><text:tab/><text:tab/>int a[2] = { 's','h'};</text:p>
      <text:p text:style-name="P18"><text:tab/><text:tab/>int c[3] = {'a','a','a'};</text:p>
      <text:p text:style-name="P18"><text:tab/><text:tab/>if(a,b,c);</text:p>
      <text:p text:style-name="P18"><text:tab/><text:tab/>{</text:p>
      <text:p text:style-name="P18"><text:tab/><text:tab/>printf("%d %d\n",a[10],a[10]);</text:p>
      <text:p text:style-name="P18"><text:tab/><text:tab/>}</text:p>
      <text:p text:style-name="P18"><text:tab/><text:tab/>else</text:p>
      <text:p text:style-name="P18"><text:tab/><text:tab/>{</text:p>
      <text:p text:style-name="P18"><text:tab/><text:tab/>;;</text:p>
      <text:p text:style-name="P18"><text:tab/><text:tab/>}</text:p>
      <text:p text:style-name="P18"><text:tab/>}</text:p>
      <text:p text:style-name="P18"/>
      <text:p text:style-name="P18">97)<text:tab/>int main(void)</text:p>
      <text:p text:style-name="P18"><text:tab/>{</text:p>
      <text:p text:style-name="P18"><text:tab/><text:tab/>int b[2] = { 's','l' },count=0;</text:p>
      <text:p text:style-name="P18"><text:tab/><text:tab/>int a[2] = { 's','h'};</text:p>
      <text:p text:style-name="P18"><text:tab/><text:tab/>int c[3] = {'a','b','c'};</text:p>
      <text:p text:style-name="P18"><text:tab/><text:tab/>if(c[4])</text:p>
      <text:p text:style-name="P18"><text:tab/><text:tab/>{</text:p>
      <text:p text:style-name="P18"><text:tab/><text:tab/>printf("%d %d\n",a[10],a[10]);</text:p>
      <text:p text:style-name="P18"><text:tab/><text:tab/>}</text:p>
      <text:p text:style-name="P18"><text:tab/><text:tab/>else</text:p>
      <text:p text:style-name="P18"><text:tab/><text:tab/>{</text:p>
      <text:p text:style-name="P18"><text:tab/><text:tab/>printf("chennai");</text:p>
      <text:p text:style-name="P18"><text:tab/><text:tab/>}</text:p>
      <text:p text:style-name="P18"></text:p>
      <text:p text:style-name="P18"><text:tab/>}</text:p>
      <text:p text:style-name="P18"/>
      <text:p text:style-name="P18">98)<text:tab/>int main(void)</text:p>
      <text:p text:style-name="P18"><text:tab/>{</text:p>
      <text:p text:style-name="P18"><text:tab/><text:tab/>int b[2] = { 's','l' },count=0;</text:p>
      <text:p text:style-name="P18"><text:tab/><text:tab/>int a[2] = { 's','h'};</text:p>
      <text:p text:style-name="P18"><text:tab/><text:tab/>int c[3] = {'a','b','c'};</text:p>
      <text:p text:style-name="P18"><text:tab/><text:tab/>if(c[4]==0)</text:p>
      <text:p text:style-name="P18"><text:tab/><text:tab/>{</text:p>
      <text:p text:style-name="P18"><text:tab/><text:tab/>printf("%d %d\n",a[],a[]);</text:p>
      <text:p text:style-name="P18"><text:tab/><text:tab/>}</text:p>
      <text:p text:style-name="P18"><text:tab/><text:tab/>else</text:p>
      <text:p text:style-name="P18"><text:tab/><text:tab/>{</text:p>
      <text:p text:style-name="P18"><text:tab/><text:tab/>printf("banglore");</text:p>
      <text:p text:style-name="P18"><text:tab/><text:tab/>}</text:p>
      <text:p text:style-name="P18"></text:p>
      <text:p text:style-name="P18"><text:tab/>}</text:p>
      <text:p text:style-name="P18"/>
      <text:p text:style-name="P18"/>
      <text:p text:style-name="P18"/>
      <text:p text:style-name="P18"><text:soft-page-break/>99)<text:tab/>int main(void)</text:p>
      <text:p text:style-name="P18"><text:tab/>{</text:p>
      <text:p text:style-name="P18"><text:tab/><text:tab/>int b[2] = { 's','l' },count=0;</text:p>
      <text:p text:style-name="P18"><text:tab/><text:tab/>int a[2] = { 's','h'};</text:p>
      <text:p text:style-name="P18"><text:tab/><text:tab/>int c[3] = {'a','b','c'};</text:p>
      <text:p text:style-name="P18"><text:tab/><text:tab/>if(printf("hi,"))</text:p>
      <text:p text:style-name="P18"><text:tab/><text:tab/>{</text:p>
      <text:p text:style-name="P18"><text:tab/><text:tab/>return;</text:p>
      <text:p text:style-name="P18"><text:tab/><text:tab/>printf("%c %c\n",a[1],a[1]);</text:p>
      <text:p text:style-name="P18"><text:tab/><text:tab/>}</text:p>
      <text:p text:style-name="P18"><text:tab/><text:tab/>else if(1)</text:p>
      <text:p text:style-name="P18"><text:tab/><text:tab/>{</text:p>
      <text:p text:style-name="P18"><text:tab/><text:tab/>printf("banglore");</text:p>
      <text:p text:style-name="P18"><text:tab/><text:tab/>}</text:p>
      <text:p text:style-name="P18"></text:p>
      <text:p text:style-name="P18"><text:tab/>}</text:p>
      <text:p text:style-name="P18"/>
      <text:p text:style-name="P18">100)<text:tab/>int main(void)</text:p>
      <text:p text:style-name="P18"><text:tab/>{</text:p>
      <text:p text:style-name="P18"><text:tab/><text:tab/>int b[2] = { 's','l' },count=0;</text:p>
      <text:p text:style-name="P18"><text:tab/><text:tab/>int a[2] = { 's','h'};</text:p>
      <text:p text:style-name="P18"><text:tab/><text:tab/>int c[3] = {'a','b','c'};</text:p>
      <text:p text:style-name="P18"><text:tab/><text:tab/>if(!(printf("completed")))</text:p>
      <text:p text:style-name="P18"><text:tab/><text:tab/>{</text:p>
      <text:p text:style-name="P18"><text:tab/><text:tab/>return;</text:p>
      <text:p text:style-name="P18"><text:tab/><text:tab/>printf("%c %c\n",a[1],a[1]);</text:p>
      <text:p text:style-name="P18"><text:tab/><text:tab/>}</text:p>
      <text:p text:style-name="P18"><text:tab/><text:tab/>else if(1)</text:p>
      <text:p text:style-name="P18"><text:tab/><text:tab/>{</text:p>
      <text:p text:style-name="P18"><text:tab/><text:tab/>printf("\n");</text:p>
      <text:p text:style-name="P18"><text:tab/><text:tab/>}</text:p>
      <text:p text:style-name="P18"></text:p>
      <text:p text:style-name="P18"><text:tab/>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Answers:</text:p>
      <text:p text:style-name="P19"/>
      <text:p text:style-name="P20">1)0</text:p>
      <text:p text:style-name="P20">2)compile error</text:p>
      <text:p text:style-name="P20">3)1,5</text:p>
      <text:p text:style-name="P20">4)A,Garbage</text:p>
      <text:p text:style-name="P20">5)65,65</text:p>
      <text:p text:style-name="P20">6)90.50,92.50,96.50</text:p>
      <text:p text:style-name="P20">7)10 20 14</text:p>
      <text:p text:style-name="P20">8)10 12 14</text:p>
      <text:p text:style-name="P20">9)21 30 40</text:p>
      <text:p text:style-name="P20">10)compile time error</text:p>
      <text:p text:style-name="P20">11)3,12,15</text:p>
      <text:p text:style-name="P20">12)10</text:p>
      <text:p text:style-name="P20">13)3217799244, 3217799244</text:p>
      <text:p text:style-name="P20">14)4</text:p>
      <text:p text:style-name="P20">15)3219691820, 3219691820, 3219691820</text:p>
      <text:p text:style-name="P20">16)1 0 0 0 0</text:p>
      <text:p text:style-name="P20">17)Hello</text:p>
      <text:p text:style-name="P20">18)jo</text:p>
      <text:p text:style-name="P20">19)0</text:p>
      <text:p text:style-name="P20">20)4,3,25</text:p>
      <text:p text:style-name="P20">21)200</text:p>
      <text:p text:style-name="P20">22)200</text:p>
      <text:p text:style-name="P20">23)1, 1, 2, 3, 4, 5, 6, 7,</text:p>
      <text:p text:style-name="P20">24)6</text:p>
      <text:p text:style-name="P20">25)30,50</text:p>
      <text:p text:style-name="P20">26)4</text:p>
      <text:p text:style-name="P20">27)hi</text:p>
      <text:p text:style-name="P20">28)2,9</text:p>
      <text:p text:style-name="P20">29)101</text:p>
      <text:p text:style-name="P20">30)compile error</text:p>
      <text:p text:style-name="P20">31)yes</text:p>
      <text:p text:style-name="P20">32)compile error</text:p>
      <text:p text:style-name="P20">33)compile error</text:p>
      <text:p text:style-name="P20">34)2</text:p>
      <text:p text:style-name="P20">35)10,9,10</text:p>
      <text:p text:style-name="P20">36)0,0,0,0,0,Garbage</text:p>
      <text:p text:style-name="P20">37)47</text:p>
      <text:p text:style-name="P20">38)ZERO</text:p>
      <text:p text:style-name="P20">39)10</text:p>
      <text:p text:style-name="P20">40)Garbage,2,3,4,5</text:p>
      <text:p text:style-name="P20">41)5,0,0,0,0</text:p>
      <text:p text:style-name="P20">42)1</text:p>
      <text:p text:style-name="P20">43)25</text:p>
      <text:p text:style-name="P20">44)c</text:p>
      <text:p text:style-name="P20">45)sum=23</text:p>
      <text:p text:style-name="P20">46)1</text:p>
      <text:p text:style-name="P20">47)0</text:p>
      <text:p text:style-name="P20"><text:soft-page-break/>48)1</text:p>
      <text:p text:style-name="P20">49)100</text:p>
      <text:p text:style-name="P20">50)0</text:p>
      <text:p text:style-name="P20">51)10001</text:p>
      <text:p text:style-name="P20">52)0</text:p>
      <text:p text:style-name="P20">53)compile error</text:p>
      <text:p text:style-name="P20">54)compile error</text:p>
      <text:p text:style-name="P20">55)0</text:p>
      <text:p text:style-name="P20">56)compile error</text:p>
      <text:p text:style-name="P20">57)10</text:p>
      <text:p text:style-name="P20">58)0</text:p>
      <text:p text:style-name="P20">59)25</text:p>
      <text:p text:style-name="P20">60)2</text:p>
      <text:p text:style-name="P20">61)Garbage</text:p>
      <text:p text:style-name="P20">62)32</text:p>
      <text:p text:style-name="P20">63)compile error</text:p>
      <text:p text:style-name="P20">64)1,0</text:p>
      <text:p text:style-name="P20">65)compile error</text:p>
      <text:p text:style-name="P20">66)infinite</text:p>
      <text:p text:style-name="P20">67)compile error</text:p>
      <text:p text:style-name="P20">68)3,1</text:p>
      <text:p text:style-name="P20">69)1</text:p>
      <text:p text:style-name="P20">70)infinite</text:p>
      <text:p text:style-name="P20">71)infinite</text:p>
      <text:p text:style-name="P20">72)1,3</text:p>
      <text:p text:style-name="P20">73)0.000000</text:p>
      <text:p text:style-name="P20">74)110.699997</text:p>
      <text:p text:style-name="P20">75)1</text:p>
      <text:p text:style-name="P20">76)90.50</text:p>
      <text:p text:style-name="P20">77)runtime error</text:p>
      <text:p text:style-name="P20">78)ashok</text:p>
      <text:p text:style-name="P20">79)linux</text:p>
      <text:p text:style-name="P20">80)compile error</text:p>
      <text:p text:style-name="P20">81)100</text:p>
      <text:p text:style-name="P20">82)asl,215</text:p>
      <text:p text:style-name="P20">83)hello</text:p>
      <text:p text:style-name="P20">84)26,11,Garbage</text:p>
      <text:p text:style-name="P20">85)else</text:p>
      <text:p text:style-name="P20">86)compile error</text:p>
      <text:p text:style-name="P20">87)else</text:p>
      <text:p text:style-name="P20">88)if</text:p>
      <text:p text:style-name="P20">89)compile error</text:p>
      <text:p text:style-name="P20">90)helloworld</text:p>
      <text:p text:style-name="P20">91)compile error</text:p>
      <text:p text:style-name="P20">92)hi</text:p>
      <text:p text:style-name="P20">93)A</text:p>
      <text:p text:style-name="P20">94)115,104</text:p>
      <text:p text:style-name="P20">95)Garbage,Garbage</text:p>
      <text:p text:style-name="P20">96)compile error</text:p>
      <text:p text:style-name="P20"><text:soft-page-break/>97)chennai;</text:p>
      <text:p text:style-name="P20">98)compile error</text:p>
      <text:p text:style-name="P20">99)hi,</text:p>
      <text:p text:style-name="P20">100)completed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</text:p>
      <text:p text:style-name="P20"><text:soft-page-break/></text:p>
      <text:p text:style-name="P20"></text:p>
      <text:p text:style-name="P20"></text:p>
      <text:p text:style-name="P20"></text:p>
      <text:p text:style-name="P20"></text:p>
      <text:p text:style-name="P20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08:36:38.174717961</meta:creation-date>
    <meta:generator>LibreOffice/4.2.8.2$Linux_x86 LibreOffice_project/420m0$Build-2</meta:generator>
    <dc:date>2020-01-23T09:14:54.417522654</dc:date>
    <meta:editing-duration>PT35M29S</meta:editing-duration>
    <meta:editing-cycles>16</meta:editing-cycles>
    <meta:document-statistic meta:table-count="0" meta:image-count="0" meta:object-count="0" meta:page-count="24" meta:paragraph-count="952" meta:word-count="1995" meta:character-count="13438" meta:non-whitespace-character-count="9886"/>
  </office:meta>
</office:document-meta>
</file>